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9, 2021 (10:06:1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9T14:06:21Z</meta:creation-date>
    <dc:date>2021-06-19T14:06:21Z</dc:date>
    <meta:user-defined meta:name="date" meta:value-type="string">June  19, 2021 (10:06:1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